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1.22   |   <text:a xlink:type="simple" xlink:href="http://palinfo.habago.org/Entry?Command=Information_PrintForum#FORUM40407"><text:span text:style-name="T1">#</text:span></text:a></text:p>
      <text:p text:style-name="P2">Part 1﹕如何討論？Part 2﹕不要以「愛」之名</text:p>
      <text:p text:style-name="P2"/>
      <text:p text:style-name="P2">陳真</text:p>
      <text:p text:style-name="P2"/>
      <text:p text:style-name="P2">Part1﹕如何討論？</text:p>
      <text:p text:style-name="P2"/>
      <text:p text:style-name="P2">Tina好，</text:p>
      <text:p text:style-name="P2"/>
      <text:p text:style-name="P2">這篇文章或以前批評好萊塢濫情片的文章，其實都不是在回應妳。我想講的是一種「現象」。這類聲明，我幾乎說過一千次以上，可是，似乎還是得不斷地做同樣的聲明。我發現，我們這個社會似乎很不習慣談「想法」，而比較習慣談你我他這些所謂「具體」、其實卻無法談論的東西。我們總是會把一個「想法」給攬到自己的身上來，或「應用」（apply）到別人的身上去。</text:p>
      <text:p text:style-name="P2"/>
      <text:p text:style-name="P2">好比說，我常批評升學主義，但我自己就在升學啊！這有衝突嗎？我是在罵自己或罵誰嗎？當然不是，那完全是兩回事。一個是概念討論，一個是個人實務，毫不相干的兩個世界，那樣的「應用」，並不存在。我們儘可大膽地罵升學主義，但卻完全無法對任何一個人之準備升學公開置一詞，因為這是無法討論的東西。這不僅是一種道德要求，更是一種事物的必然性質。</text:p>
      <text:p text:style-name="P2"/>
      <text:p text:style-name="P2">反過來當然也一樣，好比說，我覺得留學對我意義重大，我當然可以公開說明這個意義，但是，我卻無法把這個意義「應用」到任何一個人身上。我無法對任何一個人說「你為什麼不出國留學呢？」，因為，個人的事物也無法「應用」到別人或眾人身上。當我們公開談論這些「家務事」時，這樣的發言，無法有個「收信人」，它永遠只能是自言自語的性質，別人實際上也無法做評，因為個人的事，只有個人能理解。 </text:p>
      <text:p text:style-name="P2"/>
      <text:p text:style-name="P2">這些聽來很枯燥，很不刺激。枯燥並且使得我們總是想忽略它的存在，可惜，這當然無法如願。枯燥當然也不會減損這些道理的重要性。</text:p>
      <text:p text:style-name="P2"/>
      <text:p text:style-name="P2">如果我們總是要違反事物的本質來想事情或做事情，如果我們一直無法分清楚這兩個無法跨越的層次---一個可以討論，一個無法討論，那麼，就會產生許多不必要的問題和誤會。這會使得一切公開討論變得沒有意義，因為我們只是不斷在犯這些基本的謬誤，而什麼都沒有討論到。</text:p>
      <text:p text:style-name="P2"/>
      <text:p text:style-name="P2">我有一篇很長很長幾乎要變成一本書的文章，兩年前寫的，我找到47種思考上的謬誤，從來沒公開過，很多人跟我要，我也不想給，因為我發現我都一直只能講47種「思想病毒」中的第一種，也就是「搞不清概念與實際的差別」。如果公開了其它46種，那我不是要講得累死了？！</text:p>
      <text:p text:style-name="P2"/>
      <text:p text:style-name="P2">我們必須絕對地尊重事物間的必然性質，因為我們的意志不可能扭曲這些命定的規則。哪些東西可以討論，哪些東西無法討論，哪些狀況可以應用，哪些狀況不能應用，都不是我們一廂情願所能扭曲。我們不能老是「想」聽到那不存在的聲音，「想」看到那不存在的東西。我們老是以為我們的「熱情」或「意志」可以改變邏輯，實在很荒唐。我們必須承認有些地方，我們的「願望」並派不上用場，我們只能乖乖地遵守「事物的欽定規則」，這個東西叫做「邏輯」。它不偉大，但人沒辦法改變它。一旦企圖逆天行道，無窮的紛爭和誤會，就會跑出來。</text:p>
      <text:p text:style-name="P2"/>
      <text:p text:style-name="P2">我們總以為有張嘴巴就會做公開討論，我們總以為我們有個大腦就會思考，真的是這樣嗎？</text:p>
      <text:p text:style-name="P2"/>
      <text:p text:style-name="P2">我們總是急著要改革這個改革那個，其實，如果我們連一加一等於二都做不好，大概也不太可能學好微積分了。可是，我們卻總是好高騖遠，我們不肯花一秒鐘想一想這些最基本的東西，卻急著做那最困難的，當然不可能把事情做好。</text:p>
      <text:p text:style-name="P2"/>
      <text:p text:style-name="P2">Part 2﹕不要以「愛」之名</text:p>
      <text:p text:style-name="P2"/>
      <text:p text:style-name="P2">你似乎「期待」我說些什麼「正確的」話語出來，或者用什麼方式說才「正確」，可是，很顯然，我心裏並沒有你欣賞的那種「愛」，所以我也假裝不出來。或者說，某種大多數人認為象徵著「愛」的人事物，比如好萊塢「溫馨電影」，對我而言，當然稱不上「恨」，不過，那也絕不是「愛」。</text:p>
      <text:p text:style-name="P2"/>
      <text:p text:style-name="P2">因為，他們往往象徵著視力一點二，象徵著頭腦「清醒」，算盤打得比計算機還快。甚至，慾望高似峰、心機深似海，舌頭可以吐出蓮花來，在這世上左右逢源，無往不利。他們如果本身還具備一些外在「世俗條件」，若參加競選或從政，肯定是早晚會當部長級大官。可是，我們卻從來沒有看到他們做到任何一樣他們所公開宣稱的「愛」。</text:p>
      <text:p text:style-name="P2"/>
      <text:p text:style-name="P2">他們絕不會像林肯、甘地、金恩一樣一個一個被暗殺，不會像鄭南榕一樣自焚，不會像金大中一樣一生多災多難，不會像林義雄一樣被滅門，不會像達賴喇嘛一樣眾叛親離，不會像沈從文一樣折筆割喉、孤獨以終，不會像梭羅、維根斯坦一樣過著與世無爭的清貧生活，當然更不會像耶穌一樣釘死十字架。</text:p>
      <text:p text:style-name="P2"/>
      <text:p text:style-name="P2">相反地，他們走另一種「安全路線」。他們衣冠楚楚，他們優雅動人，他們高高在上，他們樂於受到群「迷」包圍，他們口吐優美感人的字眼，他們生活瀀渥，他們所到之處，鎂光燈也隨之而至，他們白天說人話，晚上說鬼話，到了廟就說和尚的話。他們幾乎擁有一切世上好康的，我們從來不必擔心他會遭遇什麼噩運，可是，「愛」在哪裡呢？</text:p>
      <text:p text:style-name="P2"/>
      <text:p text:style-name="P2">如果「愛」是這麼爽的一件事，那大家都要「愛」啦，搶都來不及了，不是嗎？又有名又有利又有「愛」，不是很棒嗎？可是，「愛」如果是這麼爽的一件事，那「愛」有什麼難呢？「愛」又能「拯救」什麼世界呢？</text:p>
      <text:p text:style-name="P2"/>
      <text:p text:style-name="P2">我不是要說他們都是壞人；他們許多確實是好人，但那不是「愛」。即使是，那也只是一種廉價又安全的愛。既是廉價又安全，有必要糟蹋「愛」這些神聖的字眼嗎？！</text:p>
      <text:p text:style-name="P2"/>
      <text:p text:style-name="P2">齊克果說﹕一個人如果真的想跟上帝沾上點邊，他的生命就會立刻變得與這個世界「格格不入」（heterogeneous），我們可以預見，他在這個世俗的世界上，將會四處碰壁，必須忍受旁人無法想像的各種痛苦、誤解和折磨。</text:p>
      <text:p text:style-name="P2"/>
      <text:p text:style-name="P2">寫這Part 2，我覺得有點害怕，感覺並不愉快，因為太正面、太仁義道德了，使我覺得我好像在褻瀆神明似的。</text:p>
      <text:p text:style-name="P2"/>
      <text:p text:style-name="P2">這些想法，完全不是我有資格講的。因為，我沒有四處碰壁，也沒有與世界格格不入，相反地，我的處境順遂，人際關係好得像個「明星」似的，我如果願意出來選什麼市長、立委的，大概會最高票當選吧。但是，我不相信一個人如果真的實踐了「愛」，還會這麼「安全」地活著。</text:p>
      <text:p text:style-name="P2"/>
      <text:p text:style-name="P2">我不是故意要往「愛」的相反道路走，而是因為「愛」需要勇氣，但我卻缺乏這個東西。幾乎所有時刻，我都只想到自己和眾親友的一切利益。我只敢說﹕我盡量不想故意把我的利益建立在別人的痛苦上。如果這也算是「愛」，那這個字眼其實也毫無價值了。</text:p>
      <text:p text:style-name="P2"/>
      <text:p text:style-name="P2">這些年，我似乎慢慢可以理解為什麼齊克果的許多傳世大作，卻要匿名出版了，也許他也怕遭天譴吧！連這位維根斯坦口中的「聖徒」、「十九世紀最偉大的哲學家」都會怕，何況是我？</text:p>
      <text:p text:style-name="P2"/>
      <text:p text:style-name="P2">很久以前，我看聖經上說世上沒有「義人」，我都覺得很奇怪，有啊！很多啊！可是，我後來懂了，即使像甘地這樣的「義人」，也不該稱義。</text:p>
      <text:p text:style-name="P2"/>
      <text:p text:style-name="P2">「愛」是一個可怕的字眼，因為它會帶來毀滅和折磨，所以，為了「安全」起見，精神科醫師或許多牧師總是希望世人離它越遠越好。離它越遠，就越有秩序，也越安全，因為，愛是盲目的。也因此，我無法想像一個把愛「當一回事」的人（先不用說「實踐」），好比說「藝術家」，如何可能愉快地當一個精於計算人事利害關係的現代精神科醫師。</text:p>
      <text:p text:style-name="P2"/>
      <text:p text:style-name="P2">一個精神科醫師的教育過程，其實就是一個政客的養成計劃。政客不管得了多少票，還是政客。政客操弄的語言，缺乏人味。我當了七年精神科醫師，覺得像生了一場精神病或靈魂病一樣，靈魂被架空似的。</text:p>
      <text:p text:style-name="P2"/>
      <text:p text:style-name="P2">在社會的風光人物和權勢人物上，我很少看到愛，卻常看到卑鄙、悲哀和無知。而那些被鄙夷輕忽的無數人事物，卻反而讓我相信「愛」這個東西確實還四處瀰漫在這個世界上。這樣的人事物，說也說不盡，我也不太敢說，因為一說它，我總覺得就是一種褻瀆，因為它們太神聖了。可是，為了把意思說清楚，恐怕得請上帝原諒我的褻瀆了。我舉一例﹕</text:p>
      <text:p text:style-name="P2"/>
      <text:p text:style-name="P2">十幾年前，一位警政署署長叫羅張，他有個貼身侍衛叫溫錦隆，把槍借給朋友去搶銀行，結果統統判死刑。溫先生決定逃亡，跟著他走的，還有一個姓洪的女生。在山區逃亡了一個多月，眼看就要餓死冷死，溫先生希望他的女友離去，因為她與這件案子根本一點關係都沒有，可是，這個女生不肯，溫先生只好決定投案，在下山的過程中，女友不耐饑寒，死了。溫先生活著，好像不久也被槍決（?）。</text:p>
      <text:p text:style-name="P2"/>
      <text:p text:style-name="P2">這個女生家世富裕、生活一路順遂，在我們這些「正常人」看來，她實在是「太笨」了，跟著一個早晚都要死的死刑犯四處逃做什麼呢？這件事，卻讓我感到十分驚駭，因為，我發現這個女生完全失去了「理性」，她盲目了。可是，如齊克果說的﹕「盲目絕不是一種詛咒，當然，你可以努力減少一點盲目，但是，盲目減少，愛也減少，因為，全然的愛導致全然的盲目。」</text:p>
      <text:p text:style-name="P2"/>
      <text:p text:style-name="P2">在門診，經常會遇到許多「冒牌的病人」，好比說，他們來問你，會先說一段別人多無情而自己多有情的「故事」，接著問﹕「陳醫師，你看我該繼續『放感情』下去嗎？」其實，我只是一個醫生，沒有上帝那樣的心靈透視眼，我怎麼敢跟你談這些世界上只有你自己才有可能明白的事呢？</text:p>
      <text:p text:style-name="P2"/>
      <text:p text:style-name="P2">而且，重點是﹕感情不是鹽巴，如果都還能「決定」要「放」多少感情「進去」，那還會是什麼需要掛懷的「感情」呢？</text:p>
      <text:p text:style-name="P2"/>
      <text:p text:style-name="P2">我和你的某些感受似乎不太一樣，不過，這不代表我們是在講不一樣的事，也許只是「講」的方式不一樣而已。</text:p>
      <text:p text:style-name="P2"/>
      <text:p text:style-name="P2">不過，我覺得，這些「可怕的東西」實在沒什麼好「講」的，因為它們不是一種「知識」，而是一種「態度」。態度要「做」出來才算數，沒什麼好「說」的。再舉齊克果的一個例子﹕</text:p>
      <text:p text:style-name="P2"/>
      <text:p text:style-name="P2">班長對一群新兵喊﹕「立正~~！」，一個聰明的兵（我猜可能是個哲學家）應聲道﹕「Sure! No problem!」，班長嚇一跳，說﹕「受訓時，不准講話！」，那個兵又說「好！遵命！」，班長說﹕「那就給我閉嘴！」，兵說﹕「我下次知道了！」……後來，那個班長因為血壓遽增，只好自己閉嘴了。</text:p>
      <text:p text:style-name="P2"/>
      <text:p text:style-name="P2">這個故事是要說﹕有些東西沒什麼好「說」的，因為它不是一種可以「說」的東西，只有「做」了才算數。更不可能拿來「指導」別人，因為它也不是一種可以教可以學的東西。用話語「指導」人如何生活，是神的工作，不是人該做的。如果非「說」不可，如維根斯坦說的，“只能說給自己聽”。因為，這種「可怕的東西」，只有自己最清楚該怎麼「做」。「人」和「上帝」之間，不該再有其他「中間人」來居間指導了。</text:p>
      <text:p text:style-name="P2"/>
      <text:p text:style-name="P2">我們不該談這些東西，因為，這些「可怕的東西」，我們越去「談」它，它就會離我們越遠。而且，如果這些「可怕的東西」是只介於「個人」和「上帝」之間，那它就該悄悄地進行，不要讓悄悄話變成公開標語。而且，不管多麼燦爛奪目的事，做就做了，千萬不要以「愛」之名。「愛」，這個字眼，應該從人類的「公開詞彙」裏完全排除才對。</text:p>
      <text:p text:style-name="P2"/>
      <text:p text:style-name="P2">另外，「鄉愿」和「寬恕」不一樣，不是嗎？不過，這倒不是我想說的重點。</text:p>
      <text:p text:style-name="P2"/>
      <text:p text:style-name="P2">不是要說服你什麼，是要跟你描述我眼裏看到的世界長的模樣。你可能無法欣賞這樣的世界，但那裏頭並沒有你說的「恨」。我當然不屬於那個世界，只是有時心嚮往而已。</text:p>
      <text:p text:style-name="P2"/>
      <text:p text:style-name="P2">22 Jan. 2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